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e for me the step-by-step process for recycling glass in a form that can be used in a business proposal: </text:p>
      <text:p text:style-name="Text_20_body">Here is a step-by-step process for recycling glass in a form that can be used in a business proposal:</text:p>
      <text:list text:style-name="L1">
        <text:list-item>
          <text:p text:style-name="P2">Collection: The first step in the glass recycling process is the collection of glass. Glass can be collected from various sources such as households, businesses, and public places. The collection process involves separating different types of glass such as clear, brown, and green.</text:p>
        </text:list-item>
        <text:list-item>
          <text:p text:style-name="P2">Sorting: After collection, the glass is transported to a sorting facility where it is sorted by color and type. This is important because different types of glass have different melting points, and therefore cannot be mixed together.</text:p>
        </text:list-item>
        <text:list-item>
          <text:p text:style-name="P2">Cleaning: Once the glass has been sorted, it is cleaned to remove any impurities such as labels, caps, and other contaminants. The cleaning process involves using water, detergents, and other cleaning agents to remove these impurities.</text:p>
        </text:list-item>
        <text:list-item>
          <text:p text:style-name="P2">Crushing and Grinding: After cleaning, the glass is crushed and ground into small pieces called cullet. This process reduces the size of the glass and makes it easier to melt.</text:p>
        </text:list-item>
        <text:list-item>
          <text:p text:style-name="P2">Melting: The cullet is then melted in a furnace at high temperatures, typically around 1500°C. During this process, the glass is transformed into a molten state and any remaining impurities are removed.</text:p>
        </text:list-item>
        <text:list-item>
          <text:p text:style-name="P2">Forming: Once the glass has melted, it can be formed into different shapes and sizes using various techniques such as blowing, pressing, or casting. This process is known as forming.</text:p>
        </text:list-item>
        <text:list-item>
          <text:p text:style-name="P2">Cooling: After forming, the glass is cooled slowly to prevent it from cracking or breaking. This process is called annealing and involves placing the glass in a cooling chamber where it is gradually cooled over a period of several hours.</text:p>
        </text:list-item>
        <text:list-item>
          <text:p text:style-name="P2">Quality Control: Finally, the glass is inspected to ensure that it meets the required quality standards. This involves checking for any defects such as bubbles, cracks, or uneven surfaces.</text:p>
        </text:list-item>
      </text:list>
      <text:p text:style-name="Text_20_body">By following these steps, glass can be recycled and transformed into a variety of products such as bottles, jars, and other glass containers. Recycling glass not only helps to conserve natural resources but also reduces the amount of waste that goes to landfills. It is an environmentally friendly and cost-effective solution that can benefit both businesses and the environment.</text:p>
      <text:p text:style-name="P3"><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GNmyxZpg3VDVNr80d7kVm4TcoNLIN2AiRopGMLoaIxNng%3Ds96-c&amp;w=64&amp;q=75" xlink:type="simple" xlink:show="embed" xlink:actuate="onLoad"/><svg:title>WisdomTheater 3000</svg:title></draw:frame></text:p>
      <text:p text:style-name="Text_20_body">what is the value of 1 kilo of crushed cleaned glass?</text:p>
      <text:p text:style-name="Text_20_body">The value of 1 kilo of crushed cleaned glass can vary depending on a variety of factors such as the market demand for recycled glass, the location of the recycling facility, the cost of transporting the glass to the facility, and the quality of the glass.</text:p>
      <text:p text:style-name="Text_20_body">In general, the value of recycled glass is determined by its quality and the market demand for it. Glass that is clean, clear, and free from impurities such as labels and caps is generally more valuable than glass that is contaminated or of lower quality.</text:p>
      <text:p text:style-name="Text_20_body"><text:soft-page-break/>Additionally, the price of recycled glass can also be affected by fluctuations in the price of virgin glass, as recycled glass is often used as a substitute for new glass in manufacturing processes.</text:p>
      <text:p text:style-name="Text_20_body">It is therefore difficult to give a specific value for 1 kilo of crushed cleaned glass without taking into account all these factors. However, glass recycling facilities typically pay between $10 to $30 per ton of recycled glass, depending on the quality of the glass and the demand for it in the local market.</text:p>
      <text:p text:style-name="P3"><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GNmyxZpg3VDVNr80d7kVm4TcoNLIN2AiRopGMLoaIxNng%3Ds96-c&amp;w=64&amp;q=75" xlink:type="simple" xlink:show="embed" xlink:actuate="onLoad"/><svg:title>WisdomTheater 3000</svg:title></draw:frame></text:p>
      <text:p text:style-name="Text_20_body">what are the relative values of different colored crushed glass?</text:p>
      <text:p text:style-name="Text_20_body">The relative values of different colored crushed glass can vary depending on several factors, including the demand for each color in the market, the quality of the glass, and the availability of each color.</text:p>
      <text:p text:style-name="Text_20_body">In general, clear glass is the most valuable type of glass as it can be used to produce a wide range of products such as new bottles, jars, and windows. Clear glass is also preferred by some manufacturers because it can be easily colored or tinted to create a variety of different shades.</text:p>
      <text:p text:style-name="Text_20_body">Brown glass is also a valuable type of glass as it is commonly used to produce beer bottles, which have a high demand in the market. Brown glass can also be used to produce other products such as food jars and cosmetic containers.</text:p>
      <text:p text:style-name="Text_20_body">Green glass is typically less valuable than clear or brown glass, as it is not as widely used in manufacturing. However, some manufacturers prefer green glass for certain products such as wine bottles or decorative glassware.</text:p>
      <text:p text:style-name="Text_20_body">Other colors of glass such as blue, red, and purple are less commonly recycled and may have lower values than clear, brown, or green glass. However, the value of these colors can vary depending on the specific demand for them in the market.</text:p>
      <text:p text:style-name="Text_20_body">It is important to note that the relative values of different colored crushed glass can also vary based on the quality of the glass, as well as the location and specific market condi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8:42:39.946149050</meta:creation-date>
    <dc:date>2023-03-31T18:43:14.306229642</dc:date>
    <meta:editing-duration>PT34S</meta:editing-duration>
    <meta:editing-cycles>1</meta:editing-cycles>
    <meta:document-statistic meta:table-count="0" meta:image-count="4" meta:object-count="0" meta:page-count="2" meta:paragraph-count="25" meta:word-count="824" meta:character-count="4850" meta:non-whitespace-character-count="4056"/>
    <meta:generator>LibreOffice/7.4.6.2$Linux_X86_64 LibreOffice_project/40$Build-2</meta:generator>
  </office:meta>
</office:document-meta>
</file>